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4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ce2"/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ir: USDC-WETH </text:p>
          </table:table-cell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odel: CPMM </text:p>
          </table:table-cell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table:style-name="ce1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tal Volume </text:p>
          </table:table-cell>
          <table:table-cell table:style-name="ce4" office:value-type="float" office:value="271804938.711692" calcext:value-type="float">
            <text:p>271,804,93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tal Trades</text:p>
          </table:table-cell>
          <table:table-cell table:style-name="ce1" office:value-type="float" office:value="6295" calcext:value-type="float">
            <text:p>6295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ees = 0 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nitial reserves (USDC) </text:p>
          </table:table-cell>
          <table:table-cell table:style-name="ce1" office:value-type="string" calcext:value-type="string">
            <text:p>Trades percentage</text:p>
          </table:table-cell>
          <table:table-cell table:style-name="ce1" office:value-type="string" calcext:value-type="string">
            <text:p>Total Volume</text:p>
          </table:table-cell>
          <table:table-cell table:style-name="ce1" office:value-type="string" calcext:value-type="string">
            <text:p>Volume %</text:p>
          </table:table-cell>
          <table:table-cell table:style-name="ce1" office:value-type="string" calcext:value-type="string">
            <text:p>Total fees collected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percentage" office:value="0.1706" calcext:value-type="percentage">
            <text:p>17.06%</text:p>
          </table:table-cell>
          <table:table-cell table:style-name="ce2" office:value-type="float" office:value="6045" calcext:value-type="float">
            <text:p>6,045</text:p>
          </table:table-cell>
          <table:table-cell table:formula="of:=[.C10]/[.$B$5]" office:value-type="percentage" office:value="0.0000222402139882088" calcext:value-type="percentage">
            <text:p>0.00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office:value-type="percentage" office:value="0.3473" calcext:value-type="percentage">
            <text:p>34.73%</text:p>
          </table:table-cell>
          <table:table-cell table:style-name="ce2" office:value-type="float" office:value="336961" calcext:value-type="float">
            <text:p>336,961</text:p>
          </table:table-cell>
          <table:table-cell table:formula="of:=[.C11]/[.$B$5]" office:value-type="percentage" office:value="0.00123971625238723" calcext:value-type="percentage">
            <text:p>0.12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percentage" office:value="0.6597" calcext:value-type="percentage">
            <text:p>65.97%</text:p>
          </table:table-cell>
          <table:table-cell table:style-name="ce2" office:value-type="float" office:value="8362579" calcext:value-type="float">
            <text:p>8,362,579</text:p>
          </table:table-cell>
          <table:table-cell table:formula="of:=[.C12]/[.$B$5]" office:value-type="percentage" office:value="0.030766839777221" calcext:value-type="percentage">
            <text:p>3.08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percentage" office:value="0.901" calcext:value-type="percentage">
            <text:p>90.10%</text:p>
          </table:table-cell>
          <table:table-cell table:style-name="ce2" office:value-type="float" office:value="53388163" calcext:value-type="float">
            <text:p>53,388,163</text:p>
          </table:table-cell>
          <table:table-cell table:formula="of:=[.C13]/[.$B$5]" office:value-type="percentage" office:value="0.196420871721649" calcext:value-type="percentage">
            <text:p>19.64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office:value-type="percentage" office:value="0.9259" calcext:value-type="percentage">
            <text:p>92.59%</text:p>
          </table:table-cell>
          <table:table-cell table:style-name="ce2" office:value-type="float" office:value="94359895" calcext:value-type="float">
            <text:p>94,359,895</text:p>
          </table:table-cell>
          <table:table-cell table:formula="of:=[.C14]/[.$B$5]" office:value-type="percentage" office:value="0.347160340232409" calcext:value-type="percentage">
            <text:p>34.72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office:value-type="percentage" office:value="0.9596" calcext:value-type="percentage">
            <text:p>95.96%</text:p>
          </table:table-cell>
          <table:table-cell table:style-name="ce2" office:value-type="float" office:value="153624635" calcext:value-type="float">
            <text:p>153,624,635</text:p>
          </table:table-cell>
          <table:table-cell table:formula="of:=[.C15]/[.$B$5]" office:value-type="percentage" office:value="0.565201779364841" calcext:value-type="percentage">
            <text:p>56.52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" calcext:value-type="float">
            <text:p>1,000,000,000</text:p>
          </table:table-cell>
          <table:table-cell office:value-type="percentage" office:value="0.9699" calcext:value-type="percentage">
            <text:p>96.99%</text:p>
          </table:table-cell>
          <table:table-cell table:style-name="ce2" office:value-type="float" office:value="182812101" calcext:value-type="float">
            <text:p>182,812,101</text:p>
          </table:table-cell>
          <table:table-cell table:formula="of:=[.C16]/[.$B$5]" office:value-type="percentage" office:value="0.672585648614398" calcext:value-type="percentage">
            <text:p>67.26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" calcext:value-type="float">
            <text:p>10,000,000,000</text:p>
          </table:table-cell>
          <table:table-cell office:value-type="percentage" office:value="0.9743" calcext:value-type="percentage">
            <text:p>97.43%</text:p>
          </table:table-cell>
          <table:table-cell table:style-name="ce2" office:value-type="float" office:value="223370768" calcext:value-type="float">
            <text:p>223,370,768</text:p>
          </table:table-cell>
          <table:table-cell table:formula="of:=[.C17]/[.$B$5]" office:value-type="percentage" office:value="0.821805405960387" calcext:value-type="percentage">
            <text:p>82.18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ees = 0.1%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nitial reserves (USDC) </text:p>
          </table:table-cell>
          <table:table-cell table:style-name="ce1" office:value-type="string" calcext:value-type="string">
            <text:p>Trades percentage</text:p>
          </table:table-cell>
          <table:table-cell table:style-name="ce1" office:value-type="string" calcext:value-type="string">
            <text:p>Total Volume</text:p>
          </table:table-cell>
          <table:table-cell table:style-name="ce1" office:value-type="string" calcext:value-type="string">
            <text:p>Volume %</text:p>
          </table:table-cell>
          <table:table-cell table:style-name="ce1" office:value-type="string" calcext:value-type="string">
            <text:p>Total fees collected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percentage" office:value="0.1572" calcext:value-type="percentage">
            <text:p>15.72%</text:p>
          </table:table-cell>
          <table:table-cell table:style-name="ce2" office:value-type="float" office:value="4622" calcext:value-type="float">
            <text:p>4,622</text:p>
          </table:table-cell>
          <table:table-cell table:formula="of:=[.C22]/[.$B$5]" office:value-type="percentage" office:value="0.0000170048418616213" calcext:value-type="percentage">
            <text:p>0.00%</text:p>
          </table:table-cell>
          <table:table-cell office:value-type="float" office:value="4.62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office:value-type="percentage" office:value="0.2832" calcext:value-type="percentage">
            <text:p>28.32%</text:p>
          </table:table-cell>
          <table:table-cell table:style-name="ce2" office:value-type="float" office:value="94681" calcext:value-type="float">
            <text:p>94,681</text:p>
          </table:table-cell>
          <table:table-cell table:formula="of:=[.C23]/[.$B$5]" office:value-type="percentage" office:value="0.000348341720532274" calcext:value-type="percentage">
            <text:p>0.03%</text:p>
          </table:table-cell>
          <table:table-cell office:value-type="float" office:value="94.68" calcext:value-type="float">
            <text:p>95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percentage" office:value="0.644" calcext:value-type="percentage">
            <text:p>64.40%</text:p>
          </table:table-cell>
          <table:table-cell table:style-name="ce2" office:value-type="float" office:value="6629374" calcext:value-type="float">
            <text:p>6,629,374</text:p>
          </table:table-cell>
          <table:table-cell table:formula="of:=[.C24]/[.$B$5]" office:value-type="percentage" office:value="0.0243901896390186" calcext:value-type="percentage">
            <text:p>2.44%</text:p>
          </table:table-cell>
          <table:table-cell table:formula="of:=[.C24]*0.001" office:value-type="float" office:value="6629.374" calcext:value-type="float">
            <text:p>6,629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percentage" office:value="0.8966" calcext:value-type="percentage">
            <text:p>89.66%</text:p>
          </table:table-cell>
          <table:table-cell table:style-name="ce2" office:value-type="float" office:value="47138564" calcext:value-type="float">
            <text:p>47,138,564</text:p>
          </table:table-cell>
          <table:table-cell table:formula="of:=[.C25]/[.$B$5]" office:value-type="percentage" office:value="0.173427915708333" calcext:value-type="percentage">
            <text:p>17.34%</text:p>
          </table:table-cell>
          <table:table-cell table:formula="of:=[.C25]*0.001" office:value-type="float" office:value="47138.564" calcext:value-type="float">
            <text:p>47,139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office:value-type="percentage" office:value="0.9217" calcext:value-type="percentage">
            <text:p>92.17%</text:p>
          </table:table-cell>
          <table:table-cell table:style-name="ce2" office:value-type="float" office:value="92912656" calcext:value-type="float">
            <text:p>92,912,656</text:p>
          </table:table-cell>
          <table:table-cell table:formula="of:=[.C26]/[.$B$5]" office:value-type="percentage" office:value="0.341835790182437" calcext:value-type="percentage">
            <text:p>34.18%</text:p>
          </table:table-cell>
          <table:table-cell table:formula="of:=[.C26]*0.001" office:value-type="float" office:value="92912.656" calcext:value-type="float">
            <text:p>92,913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office:value-type="percentage" office:value="0.9593" calcext:value-type="percentage">
            <text:p>95.93%</text:p>
          </table:table-cell>
          <table:table-cell table:style-name="ce2" office:value-type="float" office:value="152975418" calcext:value-type="float">
            <text:p>152,975,418</text:p>
          </table:table-cell>
          <table:table-cell table:formula="of:=[.C27]/[.$B$5]" office:value-type="percentage" office:value="0.562813239248252" calcext:value-type="percentage">
            <text:p>56.28%</text:p>
          </table:table-cell>
          <table:table-cell table:formula="of:=[.C27]*0.001" office:value-type="float" office:value="152975.418" calcext:value-type="float">
            <text:p>152,975</text:p>
          </table:table-cell>
        </table:table-row>
        <table:table-row table:style-name="ro1">
          <table:table-cell office:value-type="float" office:value="1000000000" calcext:value-type="float">
            <text:p>1,000,000,000</text:p>
          </table:table-cell>
          <table:table-cell office:value-type="percentage" office:value="0.9701" calcext:value-type="percentage">
            <text:p>97.01%</text:p>
          </table:table-cell>
          <table:table-cell table:style-name="ce2" office:value-type="float" office:value="179797949" calcext:value-type="float">
            <text:p>179,797,949</text:p>
          </table:table-cell>
          <table:table-cell table:formula="of:=[.C28]/[.$B$5]" office:value-type="percentage" office:value="0.66149625482234" calcext:value-type="percentage">
            <text:p>66.15%</text:p>
          </table:table-cell>
          <table:table-cell table:formula="of:=[.C28]*0.001" office:value-type="float" office:value="179797.949" calcext:value-type="float">
            <text:p>179,798</text:p>
          </table:table-cell>
        </table:table-row>
        <table:table-row table:style-name="ro1">
          <table:table-cell office:value-type="float" office:value="10000000000" calcext:value-type="float">
            <text:p>10,000,000,000</text:p>
          </table:table-cell>
          <table:table-cell office:value-type="percentage" office:value="0.9762" calcext:value-type="percentage">
            <text:p>97.62%</text:p>
          </table:table-cell>
          <table:table-cell table:style-name="ce2" office:value-type="float" office:value="221278047" calcext:value-type="float">
            <text:p>221,278,047</text:p>
          </table:table-cell>
          <table:table-cell table:formula="of:=[.C29]/[.$B$5]" office:value-type="percentage" office:value="0.814106057265991" calcext:value-type="percentage">
            <text:p>81.41%</text:p>
          </table:table-cell>
          <table:table-cell table:formula="of:=[.C29]*0.001" office:value-type="float" office:value="221278.047" calcext:value-type="float">
            <text:p>221,278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ees = 0.3%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nitial reserves (USDC) </text:p>
          </table:table-cell>
          <table:table-cell table:style-name="ce1" office:value-type="string" calcext:value-type="string">
            <text:p>Trades percentage</text:p>
          </table:table-cell>
          <table:table-cell table:style-name="ce1" office:value-type="string" calcext:value-type="string">
            <text:p>Total Volume</text:p>
          </table:table-cell>
          <table:table-cell table:style-name="ce1" office:value-type="string" calcext:value-type="string">
            <text:p>Volume %</text:p>
          </table:table-cell>
          <table:table-cell table:style-name="ce1" office:value-type="string" calcext:value-type="string">
            <text:p>Total fees collected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percentage" office:value="0.1126" calcext:value-type="percentage">
            <text:p>11.26%</text:p>
          </table:table-cell>
          <table:table-cell table:style-name="ce2" office:value-type="float" office:value="3232" calcext:value-type="float">
            <text:p>3,232</text:p>
          </table:table-cell>
          <table:table-cell table:formula="of:=[.C34]/[.$B$5]" office:value-type="percentage" office:value="0.0000118908803324881" calcext:value-type="percentage">
            <text:p>0.00%</text:p>
          </table:table-cell>
          <table:table-cell table:formula="of:=[.C34]*0.003" office:value-type="float" office:value="9.696" calcext:value-type="float">
            <text:p>10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office:value-type="percentage" office:value="0.2796" calcext:value-type="percentage">
            <text:p>27.96%</text:p>
          </table:table-cell>
          <table:table-cell table:style-name="ce2" office:value-type="float" office:value="82020" calcext:value-type="float">
            <text:p>82,020</text:p>
          </table:table-cell>
          <table:table-cell table:formula="of:=[.C35]/[.$B$5]" office:value-type="percentage" office:value="0.000301760521308996" calcext:value-type="percentage">
            <text:p>0.03%</text:p>
          </table:table-cell>
          <table:table-cell table:formula="of:=[.C35]*0.003" office:value-type="float" office:value="246.06" calcext:value-type="float">
            <text:p>246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percentage" office:value="0.4322" calcext:value-type="percentage">
            <text:p>43.22%</text:p>
          </table:table-cell>
          <table:table-cell table:style-name="ce2" office:value-type="float" office:value="1415163" calcext:value-type="float">
            <text:p>1,415,163</text:p>
          </table:table-cell>
          <table:table-cell table:formula="of:=[.C36]/[.$B$5]" office:value-type="percentage" office:value="0.00520653894924657" calcext:value-type="percentage">
            <text:p>0.52%</text:p>
          </table:table-cell>
          <table:table-cell table:formula="of:=[.C36]*0.003" office:value-type="float" office:value="4245.489" calcext:value-type="float">
            <text:p>4,245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percentage" office:value="0.7493" calcext:value-type="percentage">
            <text:p>74.93%</text:p>
          </table:table-cell>
          <table:table-cell table:style-name="ce2" office:value-type="float" office:value="19089016" calcext:value-type="float">
            <text:p>19,089,016</text:p>
          </table:table-cell>
          <table:table-cell table:formula="of:=[.C37]/[.$B$5]" office:value-type="percentage" office:value="0.0702305708295023" calcext:value-type="percentage">
            <text:p>7.02%</text:p>
          </table:table-cell>
          <table:table-cell table:formula="of:=[.C37]*0.003" office:value-type="float" office:value="57267.048" calcext:value-type="float">
            <text:p>57,267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office:value-type="percentage" office:value="0.9199" calcext:value-type="percentage">
            <text:p>91.99%</text:p>
          </table:table-cell>
          <table:table-cell table:style-name="ce2" office:value-type="float" office:value="87247591" calcext:value-type="float">
            <text:p>87,247,591</text:p>
          </table:table-cell>
          <table:table-cell table:formula="of:=[.C38]/[.$B$5]" office:value-type="percentage" office:value="0.320993398477373" calcext:value-type="percentage">
            <text:p>32.10%</text:p>
          </table:table-cell>
          <table:table-cell table:formula="of:=[.C38]*0.003" office:value-type="float" office:value="261742.773" calcext:value-type="float">
            <text:p>261,743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office:value-type="percentage" office:value="0.958" calcext:value-type="percentage">
            <text:p>95.80%</text:p>
          </table:table-cell>
          <table:table-cell table:style-name="ce2" office:value-type="float" office:value="152094075" calcext:value-type="float">
            <text:p>152,094,075</text:p>
          </table:table-cell>
          <table:table-cell table:formula="of:=[.C39]/[.$B$5]" office:value-type="percentage" office:value="0.559570682272734" calcext:value-type="percentage">
            <text:p>55.96%</text:p>
          </table:table-cell>
          <table:table-cell table:formula="of:=[.C39]*0.003" office:value-type="float" office:value="456282.225" calcext:value-type="float">
            <text:p>456,282</text:p>
          </table:table-cell>
        </table:table-row>
        <table:table-row table:style-name="ro1">
          <table:table-cell office:value-type="float" office:value="1000000000" calcext:value-type="float">
            <text:p>1,000,000,000</text:p>
          </table:table-cell>
          <table:table-cell office:value-type="percentage" office:value="0.9682" calcext:value-type="percentage">
            <text:p>96.82%</text:p>
          </table:table-cell>
          <table:table-cell table:style-name="ce2" office:value-type="float" office:value="177717872" calcext:value-type="float">
            <text:p>177,717,872</text:p>
          </table:table-cell>
          <table:table-cell table:formula="of:=[.C40]/[.$B$5]" office:value-type="percentage" office:value="0.653843424782315" calcext:value-type="percentage">
            <text:p>65.38%</text:p>
          </table:table-cell>
          <table:table-cell table:formula="of:=[.C40]*0.003" office:value-type="float" office:value="533153.616" calcext:value-type="float">
            <text:p>533,154</text:p>
          </table:table-cell>
        </table:table-row>
        <table:table-row table:style-name="ro1">
          <table:table-cell office:value-type="float" office:value="10000000000" calcext:value-type="float">
            <text:p>10,000,000,000</text:p>
          </table:table-cell>
          <table:table-cell office:value-type="percentage" office:value="0.9727" calcext:value-type="percentage">
            <text:p>97.27%</text:p>
          </table:table-cell>
          <table:table-cell table:style-name="ce2" office:value-type="float" office:value="217682776" calcext:value-type="float">
            <text:p>217,682,776</text:p>
          </table:table-cell>
          <table:table-cell table:formula="of:=[.C41]/[.$B$5]" office:value-type="percentage" office:value="0.800878663322964" calcext:value-type="percentage">
            <text:p>80.09%</text:p>
          </table:table-cell>
          <table:table-cell table:formula="of:=[.C41]*0.003" office:value-type="float" office:value="653048.328" calcext:value-type="float">
            <text:p>653,048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eserves = 1,000,0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Trades percentage</text:p>
          </table:table-cell>
          <table:table-cell table:style-name="ce1" office:value-type="string" calcext:value-type="string">
            <text:p>Total Volume</text:p>
          </table:table-cell>
          <table:table-cell table:style-name="ce1" office:value-type="string" calcext:value-type="string">
            <text:p>Volume %</text:p>
          </table:table-cell>
          <table:table-cell table:style-name="ce1" office:value-type="string" calcext:value-type="string">
            <text:p>Total fees collected</text:p>
          </table:table-cell>
        </table:table-row>
        <table:table-row table:style-name="ro1">
          <table:table-cell table:style-name="ce3" office:value-type="percentage" office:value="0.001" calcext:value-type="percentage">
            <text:p>0.10%</text:p>
          </table:table-cell>
          <table:table-cell office:value-type="percentage" office:value="0.8965" calcext:value-type="percentage">
            <text:p>89.65%</text:p>
          </table:table-cell>
          <table:table-cell office:value-type="float" office:value="47138564" calcext:value-type="float">
            <text:p>47138564</text:p>
          </table:table-cell>
          <table:table-cell table:formula="of:=[.C46]/[.$B$5]" office:value-type="percentage" office:value="0.173427915708333" calcext:value-type="percentage">
            <text:p>17.34%</text:p>
          </table:table-cell>
          <table:table-cell table:formula="of:=[.C46]*[.A46]" office:value-type="float" office:value="47138.564" calcext:value-type="float">
            <text:p>47,139</text:p>
          </table:table-cell>
        </table:table-row>
        <table:table-row table:style-name="ro1">
          <table:table-cell table:style-name="ce3" office:value-type="percentage" office:value="0.002" calcext:value-type="percentage">
            <text:p>0.20%</text:p>
          </table:table-cell>
          <table:table-cell office:value-type="percentage" office:value="0.8775" calcext:value-type="percentage">
            <text:p>87.75%</text:p>
          </table:table-cell>
          <table:table-cell office:value-type="float" office:value="38966374" calcext:value-type="float">
            <text:p>38966374</text:p>
          </table:table-cell>
          <table:table-cell table:formula="of:=[.C47]/[.$B$5]" office:value-type="percentage" office:value="0.143361537817134" calcext:value-type="percentage">
            <text:p>14.34%</text:p>
          </table:table-cell>
          <table:table-cell table:formula="of:=[.C47]*[.A47]" office:value-type="float" office:value="77932.748" calcext:value-type="float">
            <text:p>77,933</text:p>
          </table:table-cell>
        </table:table-row>
        <table:table-row table:style-name="ro1">
          <table:table-cell table:style-name="ce3" office:value-type="percentage" office:value="0.003" calcext:value-type="percentage">
            <text:p>0.30%</text:p>
          </table:table-cell>
          <table:table-cell office:value-type="percentage" office:value="0.7493" calcext:value-type="percentage">
            <text:p>74.93%</text:p>
          </table:table-cell>
          <table:table-cell office:value-type="float" office:value="19089016" calcext:value-type="float">
            <text:p>19089016</text:p>
          </table:table-cell>
          <table:table-cell table:formula="of:=[.C48]/[.$B$5]" office:value-type="percentage" office:value="0.0702305708295023" calcext:value-type="percentage">
            <text:p>7.02%</text:p>
          </table:table-cell>
          <table:table-cell table:formula="of:=[.C48]*[.A48]" office:value-type="float" office:value="57267.048" calcext:value-type="float">
            <text:p>57,267</text:p>
          </table:table-cell>
        </table:table-row>
        <table:table-row table:style-name="ro1">
          <table:table-cell table:style-name="ce3" office:value-type="percentage" office:value="0.004" calcext:value-type="percentage">
            <text:p>0.40%</text:p>
          </table:table-cell>
          <table:table-cell office:value-type="percentage" office:value="0.7596" calcext:value-type="percentage">
            <text:p>75.96%</text:p>
          </table:table-cell>
          <table:table-cell office:value-type="float" office:value="12120700" calcext:value-type="float">
            <text:p>12120700</text:p>
          </table:table-cell>
          <table:table-cell table:formula="of:=[.C49]/[.$B$5]" office:value-type="percentage" office:value="0.0445933766231401" calcext:value-type="percentage">
            <text:p>4.46%</text:p>
          </table:table-cell>
          <table:table-cell table:formula="of:=[.C49]*[.A49]" office:value-type="float" office:value="48482.8" calcext:value-type="float">
            <text:p>48,483</text:p>
          </table:table-cell>
        </table:table-row>
        <table:table-row table:style-name="ro1">
          <table:table-cell table:style-name="ce3" office:value-type="percentage" office:value="0.005" calcext:value-type="percentage">
            <text:p>0.50%</text:p>
          </table:table-cell>
          <table:table-cell office:value-type="percentage" office:value="0.6669" calcext:value-type="percentage">
            <text:p>66.69%</text:p>
          </table:table-cell>
          <table:table-cell office:value-type="float" office:value="9048900" calcext:value-type="float">
            <text:p>9048900</text:p>
          </table:table-cell>
          <table:table-cell table:formula="of:=[.C50]/[.$B$5]" office:value-type="percentage" office:value="0.0332918895546571" calcext:value-type="percentage">
            <text:p>3.33%</text:p>
          </table:table-cell>
          <table:table-cell table:formula="of:=[.C50]*[.A50]" office:value-type="float" office:value="45244.5" calcext:value-type="float">
            <text:p>45,245</text:p>
          </table:table-cell>
        </table:table-row>
        <table:table-row table:style-name="ro1">
          <table:table-cell table:style-name="ce3" office:value-type="percentage" office:value="0.006" calcext:value-type="percentage">
            <text:p>0.60%</text:p>
          </table:table-cell>
          <table:table-cell office:value-type="percentage" office:value="0.5582" calcext:value-type="percentage">
            <text:p>55.82%</text:p>
          </table:table-cell>
          <table:table-cell office:value-type="float" office:value="7480118" calcext:value-type="float">
            <text:p>7480118</text:p>
          </table:table-cell>
          <table:table-cell table:formula="of:=[.C51]/[.$B$5]" office:value-type="percentage" office:value="0.027520169557825" calcext:value-type="percentage">
            <text:p>2.75%</text:p>
          </table:table-cell>
          <table:table-cell table:formula="of:=[.C51]*[.A51]" office:value-type="float" office:value="44880.708" calcext:value-type="float">
            <text:p>44,881</text:p>
          </table:table-cell>
        </table:table-row>
        <table:table-row table:style-name="ro1">
          <table:table-cell table:style-name="ce3" office:value-type="percentage" office:value="0.007" calcext:value-type="percentage">
            <text:p>0.70%</text:p>
          </table:table-cell>
          <table:table-cell office:value-type="percentage" office:value="0.5306" calcext:value-type="percentage">
            <text:p>53.06%</text:p>
          </table:table-cell>
          <table:table-cell office:value-type="float" office:value="6437279" calcext:value-type="float">
            <text:p>6437279</text:p>
          </table:table-cell>
          <table:table-cell table:formula="of:=[.C52]/[.$B$5]" office:value-type="percentage" office:value="0.0236834511930195" calcext:value-type="percentage">
            <text:p>2.37%</text:p>
          </table:table-cell>
          <table:table-cell table:formula="of:=[.C52]*[.A52]" office:value-type="float" office:value="45060.953" calcext:value-type="float">
            <text:p>45,061</text:p>
          </table:table-cell>
        </table:table-row>
        <table:table-row table:style-name="ro1">
          <table:table-cell table:style-name="ce3" office:value-type="percentage" office:value="0.008" calcext:value-type="percentage">
            <text:p>0.8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4631886" calcext:value-type="float">
            <text:p>4631886</text:p>
          </table:table-cell>
          <table:table-cell table:formula="of:=[.C53]/[.$B$5]" office:value-type="percentage" office:value="0.0170412135333314" calcext:value-type="percentage">
            <text:p>1.70%</text:p>
          </table:table-cell>
          <table:table-cell table:formula="of:=[.C53]*[.A53]" office:value-type="float" office:value="37055.088" calcext:value-type="float">
            <text:p>37,055</text:p>
          </table:table-cell>
        </table:table-row>
        <table:table-row table:style-name="ro1">
          <table:table-cell table:style-name="ce3" office:value-type="percentage" office:value="0.009" calcext:value-type="percentage">
            <text:p>0.90%</text:p>
          </table:table-cell>
          <table:table-cell office:value-type="percentage" office:value="0.4731" calcext:value-type="percentage">
            <text:p>47.31%</text:p>
          </table:table-cell>
          <table:table-cell office:value-type="float" office:value="4076307" calcext:value-type="float">
            <text:p>4076307</text:p>
          </table:table-cell>
          <table:table-cell table:formula="of:=[.C54]/[.$B$5]" office:value-type="percentage" office:value="0.0149971778265729" calcext:value-type="percentage">
            <text:p>1.50%</text:p>
          </table:table-cell>
          <table:table-cell table:formula="of:=[.C54]*[.A54]" office:value-type="float" office:value="36686.763" calcext:value-type="float">
            <text:p>36,687</text:p>
          </table:table-cell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office:value-type="percentage" office:value="0.4108" calcext:value-type="percentage">
            <text:p>41.08%</text:p>
          </table:table-cell>
          <table:table-cell office:value-type="float" office:value="3327112" calcext:value-type="float">
            <text:p>3327112</text:p>
          </table:table-cell>
          <table:table-cell table:formula="of:=[.C55]/[.$B$5]" office:value-type="percentage" office:value="0.0122408077490053" calcext:value-type="percentage">
            <text:p>1.22%</text:p>
          </table:table-cell>
          <table:table-cell table:formula="of:=[.C55]*[.A55]" office:value-type="float" office:value="33271.12" calcext:value-type="float">
            <text:p>33,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0:46:26.458769231</meta:creation-date>
    <dc:date>2022-11-13T21:37:41.938406797</dc:date>
    <meta:editing-duration>PT7M11S</meta:editing-duration>
    <meta:editing-cycles>2</meta:editing-cycles>
    <meta:generator>LibreOffice/7.3.6.2$Linux_X86_64 LibreOffice_project/30$Build-2</meta:generator>
    <meta:document-statistic meta:table-count="1" meta:cell-count="200" meta:object-count="0"/>
  </office:meta>
</office:document-meta>
</file>